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Standard">
      <style:paragraph-properties fo:margin-left="0cm" fo:margin-right="0cm" fo:text-indent="1.27cm" style:auto-text-indent="false"/>
    </style:style>
    <style:style style:name="P7" style:family="paragraph" style:parent-style-name="Standard">
      <style:paragraph-properties fo:margin-left="1.27cm" fo:margin-right="0cm" fo:text-indent="1.27cm" style:auto-text-indent="false"/>
    </style:style>
    <style:style style:name="P8" style:family="paragraph" style:parent-style-name="Standard">
      <style:paragraph-properties fo:margin-left="2.54cm" fo:margin-right="0cm" fo:text-indent="0.064cm" style:auto-text-indent="false"/>
    </style:style>
    <style:style style:name="P9" style:family="paragraph" style:parent-style-name="Standard">
      <style:paragraph-properties fo:margin-top="0cm" fo:margin-bottom="0.353cm" loext:contextual-spacing="false" fo:line-height="115%" fo:text-align="start" style:justify-single-word="false" fo:orphans="2" fo:widows="2" style:writing-mode="lr-tb"/>
    </style:style>
    <style:style style:name="P10"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1" style:family="paragraph" style:parent-style-name="Standard" style:list-style-name="WWNum1"/>
    <style:style style:name="P12"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3" style:family="paragraph" style:parent-style-name="Heading_20_1" style:master-page-name="Standard">
      <style:paragraph-properties fo:margin-top="0.847cm" fo:margin-bottom="0cm" loext:contextual-spacing="false" style:page-number="auto"/>
    </style:style>
    <style:style style:name="P14" style:family="paragraph" style:parent-style-name="List_20_Paragraph" style:list-style-name="WWNum1"/>
    <style:style style:name="P15" style:family="paragraph" style:parent-style-name="List_20_Paragraph" style:list-style-name="WWNum1">
      <style:text-properties fo:font-size="11pt" fo:font-weight="normal" style:font-size-asian="11pt" style:font-weight-asian="normal" style:font-size-complex="11pt" style:font-weight-complex="normal"/>
    </style:style>
    <style:style style:name="P16" style:family="paragraph" style:parent-style-name="List_20_Paragraph">
      <style:text-properties style:text-underline-style="solid" style:text-underline-width="auto" style:text-underline-color="font-color" fo:font-weight="bold" style:font-weight-asian="bold" style:font-weight-complex="bold"/>
    </style:style>
    <style:style style:name="P17" style:family="paragraph" style:parent-style-name="List_20_Paragraph" style:list-style-name="WWNum3"/>
    <style:style style:name="P18" style:family="paragraph" style:parent-style-name="List_20_Paragraph" style:list-style-name="WWNum4"/>
    <style:style style:name="P19" style:family="paragraph" style:parent-style-name="List_20_Paragraph" style:list-style-name="WWNum1">
      <style:paragraph-properties fo:margin-left="1.27cm" fo:margin-right="0cm" fo:text-indent="0cm" style:auto-text-indent="false"/>
    </style:style>
    <style:style style:name="P20"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21"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22"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23"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ssignments on variables expressions and statements</text:h>
      <text:list xml:id="list6562268568631096838" text:style-name="WWNum1">
        <text:list-item>
          <text:p text:style-name="P14">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81525003413649" text:continue-numbering="true" text:style-name="WWNum1">
        <text:list-item>
          <text:p text:style-name="P14">take temperature from the user and convert foreign heat -&gt; Celsius.</text:p>
        </text:list-item>
        <text:list-item>
          <text:p text:style-name="P14">take temperature from the user and convert Celsius → foreign heat.</text:p>
        </text:list-item>
        <text:list-item>
          <text:p text:style-name="P14">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81524153290474" text:continue-numbering="true" text:style-name="WWNum1">
        <text:list-item>
          <text:p text:style-name="P14"><text:s/>Take the distance in km</text:p>
        </text:list-item>
      </text:list>
      <text:p text:style-name="Standard"><text:s text:c="4"/><text:tab/>Show that in cm, meters, in milli meters, cents, feets</text:p>
      <text:list xml:id="list81523386142034" text:continue-numbering="true" text:style-name="WWNum1">
        <text:list-item>
          <text:p text:style-name="P14">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weight=10.343856783</text:p>
      <text:p text:style-name="Standard"><text:soft-page-break/>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Standard"/>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81524763116981" text:continue-numbering="true" text:style-name="WWNum1">
        <text:list-item>
          <text:p text:style-name="P14"><text:s/>Take number from the user decide whether it is even or odd.</text:p>
        </text:list-item>
        <text:list-item>
          <text:p text:style-name="P14">take number from the user decide whether it is positive number or negative number</text:p>
        </text:list-item>
        <text:list-item>
          <text:p text:style-name="P14">take a string from the user print the length. if the user not given anything then show an error message</text:p>
        </text:list-item>
        <text:list-item>
          <text:p text:style-name="P14">code to perform mathematical operations. take two numbers from the user: 1. add, 2. sub, 3. mul, 4.div, 5.quit</text:p>
        </text:list-item>
        <text:list-item>
          <text:p text:style-name="P14">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81523825194266" text:continue-numbering="true" text:style-name="WWNum1">
        <text:list-item>
          <text:p text:style-name="P14"><text:s/>write a program to chcek given substring is there in actual string or not? (search should be case insensitive)</text:p>
        </text:list-item>
      </text:list>
      <text:p text:style-name="P5">example: act="python is a pure object oriented programing language"</text:p>
      <text:p text:style-name="P5">check whether “pure” is there in act or not. </text:p>
      <text:p text:style-name="P5">Note: Use in operator </text:p>
      <text:list xml:id="list81523534334718" text:continue-numbering="true" text:style-name="WWNum1">
        <text:list-item>
          <text:p text:style-name="P14">Take three numbers from the user and decide which is big</text:p>
        </text:list-item>
        <text:list-item>
          <text:p text:style-name="P14"><text:s/>Take age and gender from the user and decide whether he is eligible for marriage in India or not. </text:p>
        </text:list-item>
      </text:list>
      <text:p text:style-name="P5">Age criteria: men age&gt;22, women&gt;18</text:p>
      <text:list xml:id="list81525467443325" text:continue-numbering="true" text:style-name="WWNum1">
        <text:list-item>
          <text:p text:style-name="P14">Take an age <text:s/>and gender from the user: and mention that what he/she can do in india.</text:p>
        </text:list-item>
      </text:list>
      <text:p text:style-name="P2">"""</text:p>
      <text:list xml:id="list81524858340257" text:continue-numbering="true" text:style-name="WWNum1">
        <text:list-item>
          <text:p text:style-name="P11"><text:soft-page-break/>conditions</text:p>
        </text:list-item>
      </text:list>
      <text:p text:style-name="P4">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81524721838009" text:continue-numbering="true" text:style-name="WWNum1">
        <text:list-item>
          <text:p text:style-name="P11">operating systems:</text:p>
        </text:list-item>
      </text:list>
      <text:p text:style-name="P2"><text:tab/>1.windows</text:p>
      <text:p text:style-name="P2"><text:tab/>2.android</text:p>
      <text:p text:style-name="P2"><text:tab/>3.mac</text:p>
      <text:p text:style-name="P2">Enter an option:</text:p>
      <text:p text:style-name="P2"/>
      <text:p text:style-name="P2"><text:soft-page-break/>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81524465940218" text:continue-numbering="true" text:style-name="WWNum1">
        <text:list-item>
          <text:p text:style-name="P19">Given an age, figure out whether someone's a baby, toddler, child, teenager, adult or old codger.</text:p>
        </text:list-item>
        <text:list-item>
          <text:p text:style-name="P19">Take two number a,b from the user and check whether a is divisible by b or not</text:p>
        </text:list-item>
      </text:list>
      <text:h text:style-name="Heading_20_1" text:outline-level="1">looping statements</text:h>
      <text:p text:style-name="Standard"/>
      <text:list xml:id="list81524593299702" text:continue-numbering="true" text:style-name="WWNum1">
        <text:list-item>
          <text:p text:style-name="P14">take a number from the user and check whether it is prime?</text:p>
        </text:list-item>
        <text:list-item>
          <text:p text:style-name="P14">take a string from the user and check contains only digits or not?</text:p>
        </text:list-item>
        <text:list-item>
          <text:p text:style-name="P14">take a string from the user and check contains only <text:s/>alphabets or not?</text:p>
        </text:list-item>
        <text:list-item>
          <text:p text:style-name="P14">take a string from the user and check contains only <text:s/>special chars or not?</text:p>
        </text:list-item>
        <text:list-item>
          <text:p text:style-name="P14">take a string from the user and check contains only <text:s/>capital letters or not?</text:p>
        </text:list-item>
        <text:list-item>
          <text:p text:style-name="P14">take a string from the user and check contains only <text:s/>small letters or not?</text:p>
        </text:list-item>
        <text:list-item>
          <text:p text:style-name="P14"><text:s/>WAP to replace last n occurrence.</text:p>
        </text:list-item>
        <text:list-item>
          <text:p text:style-name="P14">WAP to check given string contains numbers or not. it should consider float numbers also.</text:p>
        </text:list-item>
        <text:list-item>
          <text:p text:style-name="P14">Convert the total string in to lower case. Without using lower() function.</text:p>
        </text:list-item>
        <text:list-item>
          <text:p text:style-name="P14">Convert the total string in to upper case. Without using upper() function.</text:p>
        </text:list-item>
        <text:list-item>
          <text:p text:style-name="P14">Show the below menu to the user until and until user select quit and display corresponding os message</text:p>
        </text:list-item>
      </text:list>
      <text:p text:style-name="Standard"/>
      <text:p text:style-name="P6">'''</text:p>
      <text:p text:style-name="P7">Menu:</text:p>
      <text:p text:style-name="P7">1. windows</text:p>
      <text:p text:style-name="P7">2. Linux</text:p>
      <text:p text:style-name="P7">3. Mac</text:p>
      <text:p text:style-name="P7">4. quit</text:p>
      <text:p text:style-name="P7">'''</text:p>
      <text:list xml:id="list81524780304476" text:continue-numbering="true" text:style-name="WWNum1">
        <text:list-item>
          <text:p text:style-name="P14"><text:soft-page-break/>take a string from the user and check contains at least one digit or not?</text:p>
        </text:list-item>
        <text:list-item>
          <text:p text:style-name="P14">19. take a string from the user and check contains at least one alphabets or not?</text:p>
        </text:list-item>
        <text:list-item>
          <text:p text:style-name="P14">20. take a string from the user and check contains at least one chars or not?</text:p>
        </text:list-item>
        <text:list-item>
          <text:p text:style-name="P14">21. take a string from the user and check contains at least one capital letter or not?</text:p>
        </text:list-item>
        <text:list-item>
          <text:p text:style-name="P14">22. take a string from the user and check contains at least one small letter or not?</text:p>
        </text:list-item>
        <text:list-item>
          <text:p text:style-name="P14">Print the first 100 odd numbers</text:p>
        </text:list-item>
        <text:list-item>
          <text:p text:style-name="P14">Determine the factors of a number entered <text:s/>by the user</text:p>
        </text:list-item>
        <text:list-item>
          <text:p text:style-name="P14">Play a number guessing game (User enters a guess, you print YES or Higher or Lower). This should continue until and until user gives a correct number or want to quit in the middle.</text:p>
        </text:list-item>
        <text:list-item>
          <text:p text:style-name="P14"><text:s/>Take two numbers from the user a,b check whether a is divisible by b or not?</text:p>
        </text:list-item>
        <text:list-item>
          <text:p text:style-name="P14"><text:s/>Find the sum of all the multiples of 3 or 5 below 1000</text:p>
        </text:list-item>
      </text:list>
      <text:p text:style-name="Standard"/>
      <text:list xml:id="list81523962259592" text:continue-numbering="true" text:style-name="WWNum1">
        <text:list-item>
          <text:p text:style-name="P14">Write a program to find out big of two numbers</text:p>
        </text:list-item>
        <text:list-item>
          <text:p text:style-name="P14">Write a program to find out biggest number in the given numbers.</text:p>
        </text:list-item>
        <text:list-item>
          <text:p text:style-name="P14">find out third occurrence of given substring</text:p>
        </text:list-item>
        <text:list-item>
          <text:p text:style-name="P14">find out nth occurrence of given substring</text:p>
        </text:list-item>
        <text:list-item>
          <text:p text:style-name="P14"><text:s/>Take some single digit numbers from the user and findout min, maximum, sum, average</text:p>
        </text:list-item>
        <text:list-item>
          <text:p text:style-name="P14">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81524103321062" text:continue-numbering="true" text:style-name="WWNum1">
        <text:list-item>
          <text:p text:style-name="P14">names <text:s/>="emp1,emp2,emp3,emp4" iterate through the employee names.</text:p>
        </text:list-item>
        <text:list-item>
          <text:p text:style-name="P14">Take actual string, source string, destination string. replce first nth occurrences of source string with destination string of actual string.</text:p>
        </text:list-item>
        <text:list-item>
          <text:p text:style-name="P14"><text:s/>Take a two numbers from the user and do below menu driven operations</text:p>
        </text:list-item>
      </text:list>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
      <text:p text:style-name="Standard"><text:soft-page-break/></text:p>
      <text:p text:style-name="Standard"/>
      <text:list xml:id="list81524043834374" text:continue-numbering="true" text:style-name="WWNum1">
        <text:list-item>
          <text:p text:style-name="P14"><text:s/>Take numbers from the user and find out min, maximum, sum, average</text:p>
        </text:list-item>
        <text:list-item>
          <text:p text:style-name="P14">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14">Take a string from the user and find out how many digits are there, how many special symbols are there, how many small letters are there, how many caps are there.</text:p>
        </text:list-item>
        <text:list-item>
          <text:p text:style-name="P14">Take a char from the user and find out how many number of occurrences are there in given string</text:p>
        </text:list-item>
        <text:list-item>
          <text:p text:style-name="P14">Take a element from the user and find out how many times the <text:s/>element occurred in given list</text:p>
        </text:list-item>
        <text:list-item>
          <text:p text:style-name="P14">Take a element from the user and find out how many number of occurrences are there in given tuple</text:p>
        </text:list-item>
      </text:list>
      <text:p text:style-name="P20">FUNCTIONS:</text:p>
      <text:p text:style-name="P5"><text:span text:style-name="T1"><text:s text:c="4"/></text:span><text:span text:style-name="T2">rewrite above assignments by functions. Can use string functions to solve the string related assignments</text:span></text:p>
      <text:p text:style-name="P21">STRINGS</text:p>
      <text:list xml:id="list81523599694818" text:continue-numbering="true" text:style-name="WWNum1">
        <text:list-item>
          <text:p text:style-name="P14">take a number from the user and check whether it is prime?</text:p>
        </text:list-item>
        <text:list-item>
          <text:p text:style-name="P14">take a string from the user and check contains only digits or not?</text:p>
        </text:list-item>
        <text:list-item>
          <text:p text:style-name="P14">take a string from the user and check contains only <text:s/>alphabets or not?</text:p>
        </text:list-item>
        <text:list-item>
          <text:p text:style-name="P14">take a string from the user and check contains only <text:s/>special chars or not?</text:p>
        </text:list-item>
        <text:list-item>
          <text:p text:style-name="P14">take a string from the user and check contains only <text:s/>capital letters or not?</text:p>
        </text:list-item>
        <text:list-item>
          <text:p text:style-name="P14">take a string from the user and check contains only <text:s/>small letters or not?</text:p>
        </text:list-item>
        <text:list-item>
          <text:p text:style-name="P14"><text:s/>WAP to replace last n occurrence.</text:p>
        </text:list-item>
        <text:list-item>
          <text:p text:style-name="P14">WAP to check given string contains numbers or not. it should consider float numbers also.</text:p>
        </text:list-item>
        <text:list-item>
          <text:p text:style-name="P14">Convert the total string in to lower case.</text:p>
        </text:list-item>
      </text:list>
      <text:p text:style-name="P22">Convert the total string in to upper case.</text:p>
      <text:list xml:id="list81524586078431" text:continue-numbering="true" text:style-name="WWNum1">
        <text:list-item>
          <text:p text:style-name="P15">Convert every word start letter into caps. Some how title not working if it contains numbers and special symbols in the word</text:p>
        </text:list-item>
        <text:list-item>
          <text:p text:style-name="P15"><text:s/>replace last two occurrences of given source string with destination string</text:p>
        </text:list-item>
        <text:list-item>
          <text:p text:style-name="P15"><text:s/>preserve the delimiter after split.</text:p>
        </text:list-item>
      </text:list>
      <text:p text:style-name="P10"/>
      <text:p text:style-name="P16">DATA STRUCTURES</text:p>
      <text:list xml:id="list81523935491487" text:continue-numbering="true" text:style-name="WWNum1">
        <text:list-item>
          <text:p text:style-name="P14">l=[10,20,30,[40,50,60],70,[80,90,20]]. Convert this list as single dimensional list</text:p>
        </text:list-item>
        <text:list-item>
          <text:p text:style-name="P14"><text:s/>input: "Google" print count of each character </text:p>
        </text:list-item>
        <text:list-item>
          <text:p text:style-name="P14">Convert n dimensional list to single dimensional list.</text:p>
        </text:list-item>
        <text:list-item>
          <text:p text:style-name="P14"><text:s/>l=[1,2,3] just make it as a string.</text:p>
        </text:list-item>
        <text:list-item>
          <text:p text:style-name="P14"><text:s/>l=[1,2,3,[4,5,6],7,[8,9,10]] for single dimensional list</text:p>
        </text:list-item>
        <text:list-item>
          <text:p text:style-name="P14"><text:soft-page-break/><text:s/>l=['a','A','b','B','d','D','c','C'] WAP to find out case insensitive count and case insensitive search for an element.</text:p>
        </text:list-item>
        <text:list-item>
          <text:p text:style-name="P14"><text:s/>l=['a','A','b','B','d','D','c','C'] <text:s/>sort the list properly</text:p>
        </text:list-item>
        <text:list-item>
          <text:p text:style-name="P14"><text:s/>find the start position of the largest block of repeated characters in a given string</text:p>
        </text:list-item>
        <text:list-item>
          <text:p text:style-name="P14"><text:s/>WAP to find union and intersection of lists.</text:p>
        </text:list-item>
        <text:list-item>
          <text:p text:style-name="P14">input: fun(5) output: [1,2,3,4,3,2,1]</text:p>
        </text:list-item>
        <text:list-item>
          <text:p text:style-name="P14">input fun('abc') output: [[],][a],[b],[c],[a,b],[b,c],[c,a],[a,b,c]]</text:p>
        </text:list-item>
        <text:list-item>
          <text:p text:style-name="P14">Remove duplicates from the list: a=[1,2,3,2,3,4,1,,3,4]</text:p>
        </text:list-item>
        <text:list-item>
          <text:p text:style-name="P14">l=['1','2','3'] get the sum of the list</text:p>
        </text:list-item>
        <text:list-item>
          <text:p text:style-name="P14"><text:s/>l1=[1,2,3,4] l2=[5,6,7,8] sum of two lists</text:p>
        </text:list-item>
        <text:list-item>
          <text:p text:style-name="P14"><text:s/>Find third max value of element in a list with soring and without sorting a list.</text:p>
        </text:list-item>
        <text:list-item>
          <text:p text:style-name="P14">Input = ["1/1","1/2","1/3","1/4","2/5","2/6","2/8"] Output = [['1/1-4'], ['2/5-6'], ['2/8']]</text:p>
        </text:list-item>
        <text:list-item>
          <text:p text:style-name="P14">l=[1,2,3,5,7,8,9,10,11,12,13,20,22,23,24,25,26,27,20,21,22,4] output = [[1, 2, 3], [5], [7, 8, 9, 10, 11, 12, 13], [20], [22, 23, 24, 25, 26, 27], [20, 21, 22], [4]]</text:p>
        </text:list-item>
        <text:list-item>
          <text:p text:style-name="P14"><text:s/>input = 1,2,3,4,5,6,8,10 output = odd,even,odd,even,odd,even,even,even</text:p>
        </text:list-item>
        <text:list-item>
          <text:p text:style-name="P14"><text:s/>input n=3 </text:p>
        </text:list-item>
      </text:list>
      <text:p text:style-name="Standard"><text:s text:c="4"/><text:tab/><text:tab/>output: <text:s text:c="4"/>111</text:p>
      <text:p text:style-name="Standard"><text:s text:c="8"/><text:tab/><text:tab/>101</text:p>
      <text:p text:style-name="Standard"><text:s text:c="8"/><text:tab/><text:tab/>111</text:p>
      <text:list xml:id="list81524080541985" text:continue-numbering="true" text:style-name="WWNum1">
        <text:list-item>
          <text:p text:style-name="P14">input: Google</text:p>
        </text:list-item>
      </text:list>
      <text:p text:style-name="Standard"><text:s text:c="4"/>output: {'g':2,'o':2,'l':1,'e':1} use dictionary comprehension</text:p>
      <text:list xml:id="list81524348602481" text:continue-numbering="true" text:style-name="WWNum1">
        <text:list-item>
          <text:p text:style-name="P14"><text:s/>keys=['k1','k2'], values = ['v1','v2'] form a dictionary.</text:p>
        </text:list-item>
        <text:list-item>
          <text:p text:style-name="P14"><text:s/>Sort the list marks = [("mohan", 80), ("satish", 90), ("purnesh", 40), ("venkat", 30)] according to descending order of marks</text:p>
        </text:list-item>
      </text:list>
      <text:p text:style-name="Standard"/>
      <text:p text:style-name="Standard"/>
      <text:list xml:id="list81523425726802" text:continue-numbering="true" text:style-name="WWNum1">
        <text:list-item>
          <text:p text:style-name="P14">write a function to get dynamic list for floating numbers also based on strat and end and step parameters</text:p>
        </text:list-item>
        <text:list-item>
          <text:p text:style-name="P14"><text:s/>find out all perfect numbers in given range</text:p>
        </text:list-item>
        <text:list-item>
          <text:p text:style-name="P14"><text:s/>WAP to do all stack operations using lists</text:p>
        </text:list-item>
        <text:list-item>
          <text:p text:style-name="P14">WAP to do all queue operations using lists</text:p>
        </text:list-item>
        <text:list-item>
          <text:p text:style-name="P14">WAP to remove n occurrences of specified element from a list</text:p>
        </text:list-item>
        <text:list-item>
          <text:p text:style-name="P14">compare two lists ignore order. i.e return True l1=[1,2,3,4],l2=[4,2,3,1], fun(l1,l2)-&gt; True</text:p>
        </text:list-item>
        <text:list-item>
          <text:p text:style-name="P14">XOR operation in python.</text:p>
        </text:list-item>
        <text:list-item>
          <text:p text:style-name="P14">how to remove all occurrences of the given element in a list</text:p>
        </text:list-item>
        <text:list-item>
          <text:p text:style-name="P14">how to remove first n occurrences of the given element in a list</text:p>
        </text:list-item>
        <text:list-item>
          <text:p text:style-name="P14">how to remove last n occurrences of the given element in a list</text:p>
        </text:list-item>
        <text:list-item>
          <text:p text:style-name="P14"><text:soft-page-break/>how to remove nth occurrences of the given element in a list</text:p>
        </text:list-item>
        <text:list-item>
          <text:p text:style-name="P14">WAP to generate list of floats i.e: fun(0,1,0.1), [0,0.1,0.2,0.3,0.4,0.5,0.6,0.7,0.8,0.9]</text:p>
        </text:list-item>
        <text:list-item>
          <text:p text:style-name="P14"><text:s/>WAP to remove all occurrences of given substring from actual string</text:p>
        </text:list-item>
        <text:list-item>
          <text:p text:style-name="P14">WAP to remove first n occurrences of given substring from actual string</text:p>
        </text:list-item>
        <text:list-item>
          <text:p text:style-name="P14">WAP to remove last n occurrences of given substring from actual string</text:p>
        </text:list-item>
        <text:list-item>
          <text:p text:style-name="P14"><text:s/>WAP to replace last n occurrences of given substring with destination string in actual string</text:p>
        </text:list-item>
        <text:list-item>
          <text:p text:style-name="P14">WAP to sort the string.</text:p>
        </text:list-item>
        <text:list-item>
          <text:p text:style-name="P14">take a coma separated numbers and find out max number.</text:p>
        </text:list-item>
        <text:list-item>
          <text:p text:style-name="P14">Read a json file. Try to get the information from the file</text:p>
        </text:list-item>
        <text:list-item>
          <text:p text:style-name="P14">Read a yaml file. Try to get the information from the file</text:p>
        </text:list-item>
        <text:list-item>
          <text:p text:style-name="P14">Read any image data using Opencv</text:p>
        </text:list-item>
        <text:list-item>
          <text:p text:style-name="P14">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81524923033195" text:continue-numbering="true" text:style-name="WWNum1">
        <text:list-item>
          <text:p text:style-name="P14"><text:s/>case insensitive count# l.count("C")-&gt;1</text:p>
        </text:list-item>
        <text:list-item>
          <text:p text:style-name="P14">like count l.own_count("c")-&gt;2 with case insensitive</text:p>
        </text:list-item>
      </text:list>
      <text:p text:style-name="P5"/>
      <text:p text:style-name="P3">STRINGS</text:p>
      <text:list xml:id="list81524597029257" text:continue-numbering="true" text:style-name="WWNum1">
        <text:list-item>
          <text:p text:style-name="P19">Take two inputs from the user: <text:s/>your program should check for below scenarios.</text:p>
        </text:list-item>
      </text:list>
      <text:p text:style-name="P3"/>
      <text:p text:style-name="P5">10,20: 30</text:p>
      <text:p text:style-name="P5">12.34,45.67: 58.01</text:p>
      <text:p text:style-name="P5">+12,-12: 0</text:p>
      <text:p text:style-name="P5">qwe,23we: Enter digits or float values only</text:p>
      <text:h text:style-name="Heading_20_1" text:outline-level="1">FILES</text:h>
      <text:list xml:id="list81524278481401" text:continue-numbering="true" text:style-name="WWNum1">
        <text:list-item>
          <text:p text:style-name="P14">copy 1 file content in to another file(Take the source and destination file path from the user)</text:p>
        </text:list-item>
        <text:list-item>
          <text:p text:style-name="P14">Show the below menu to the user:</text:p>
        </text:list-item>
      </text:list>
      <text:list xml:id="list5272560370908306155" text:style-name="WWNum2">
        <text:list-item>
          <text:p text:style-name="P23">Add a row</text:p>
        </text:list-item>
      </text:list>
      <text:p text:style-name="Standard"><text:s text:c="5"/><text:tab/><text:tab/>2. modify a row</text:p>
      <text:p text:style-name="Standard"><text:s text:c="5"/><text:tab/><text:tab/>3. delete a row</text:p>
      <text:p text:style-name="P4">Go with one unique field in the file. And maintain that unique constraint in all file modifiction operations</text:p>
      <text:p text:style-name="Standard"><text:s text:c="5"/><text:tab/><text:tab/>Use .CSV file for this program</text:p>
      <text:p text:style-name="Standard"/>
      <text:list xml:id="list81524704313050" text:continue-list="list81524278481401" text:style-name="WWNum1">
        <text:list-item>
          <text:p text:style-name="P14"><text:soft-page-break/>number of lines, words, characters</text:p>
        </text:list-item>
        <text:list-item>
          <text:p text:style-name="P14"><text:s/>convert .txt file in .json</text:p>
        </text:list-item>
        <text:list-item>
          <text:p text:style-name="P14">Take three columns disease, symptoms, advice in a file and fill the details</text:p>
        </text:list-item>
      </text:list>
      <text:p text:style-name="P8">Ask the user to enter symptoms. Based on this symptoms Suggest the user to what disease it may be and few advices.</text:p>
      <text:list xml:id="list81524479101823" text:continue-numbering="true" text:style-name="WWNum1">
        <text:list-item>
          <text:p text:style-name="P14">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81523651382903" text:continue-numbering="true" text:style-name="WWNum1">
        <text:list-item>
          <text:p text:style-name="P14">read the file which contains the size greater than your ram size</text:p>
        </text:list-item>
        <text:list-item>
          <text:p text:style-name="P14"><text:s/>Read ten gb movie</text:p>
        </text:list-item>
        <text:list-item>
          <text:p text:style-name="P14"><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81524857796480" text:continue-numbering="true" text:style-name="WWNum1">
        <text:list-item>
          <text:p text:style-name="P14">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 text:c="5"/><text:tab/><text:tab/>2.if the destination file already there in the specified path. Should warn the user want to proceed or want to enter new destination file name or want to quit</text:p>
      <text:p text:style-name="Standard"/>
      <text:list xml:id="list81525121985235" text:continue-numbering="true" text:style-name="WWNum1">
        <text:list-item>
          <text:p text:style-name="P14"><text:s/>Bulk file copy. </text:p>
        </text:list-item>
      </text:list>
      <text:p text:style-name="Standard"><text:soft-page-break/><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3">115,118,119,122 should complete with the database also</text:span></text:p>
      <text:h text:style-name="Heading_20_1" text:outline-level="1"><text:s text:c="5"/>OOPS</text:h>
      <text:p text:style-name="Standard"><text:s text:c="5"/></text:p>
      <text:list xml:id="list81523921557222" text:continue-numbering="true" text:style-name="WWNum1">
        <text:list-item>
          <text:p text:style-name="P14"><text:s/>Write a class(DB) program to create a table, insert values, update values, delete values of the table. </text:p>
        </text:list-item>
      </text:list>
      <text:p text:style-name="P6">All database operations code write in a file(db_operations.py) and call these operations in another file( app.py).</text:p>
      <text:p text:style-name="P6">In app.py create instance of the DB class and call all the methods by passing some data.</text:p>
      <text:p text:style-name="P6">Note: if you don’t have knowledge on db operations then write for file operations.</text:p>
      <text:p text:style-name="Standard"/>
      <text:list xml:id="list81525222708421" text:continue-numbering="true" text:style-name="WWNum1">
        <text:list-item>
          <text:p text:style-name="P14"><text:s/>write a program to do registration.</text:p>
        </text:list-item>
      </text:list>
      <text:p text:style-name="Standard"><text:s text:c="5"/><text:tab/><text:tab/>Write a methods in a class DB to open database connection and insert details in to database table. </text:p>
      <text:p text:style-name="P7">Write a Model parent class and implement a create method. Call a database insert method into the create <text:s/>method. Write child class person for Model and override method create method and call the parent(Model) class create method in the child(person) </text:p>
      <text:p text:style-name="P6">create an instance of person class and call the create method.</text:p>
      <text:p text:style-name="Standard"/>
      <text:list xml:id="list81523591445717" text:continue-numbering="true" text:style-name="WWNum1">
        <text:list-item>
          <text:p text:style-name="P14"><text:soft-page-break/><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81523833100891" text:continue-numbering="true" text:style-name="WWNum1">
        <text:list-item>
          <text:p text:style-name="P14">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81525513660338" text:continue-numbering="true" text:style-name="WWNum1">
        <text:list-item>
          <text:p text:style-name="P14">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81525539515563" text:continue-numbering="true" text:style-name="WWNum1">
        <text:list-item>
          <text:p text:style-name="P14"><text:s/>implement class method and instance method and static method in a class with an example. Create a instance and call all the methods. Write down what is class method and instance method and static method.</text:p>
        </text:list-item>
      </text:list>
      <text:p text:style-name="Standard"/>
      <text:list xml:id="list81525170832112" text:continue-numbering="true" text:style-name="WWNum1">
        <text:list-item>
          <text:p text:style-name="P14">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81524881351262" text:continue-numbering="true" text:style-name="WWNum1">
        <text:list-item>
          <text:p text:style-name="P14"><text:s/>Remove duplicates elements of the list withoud using built in keywords and temporary list.</text:p>
        </text:list-item>
      </text:list>
      <text:list xml:id="list8128215257831263211" text:style-name="WWNum3">
        <text:list-item>
          <text:p text:style-name="P17">.78. WAP to replace perticular number of substings with a given destination string</text:p>
        </text:list-item>
        <text:list-item>
          <text:p text:style-name="P17">.WAP top remove substring form the given string without using replace function</text:p>
        </text:list-item>
        <text:list-item>
          <text:p text:style-name="P17">.WAP to remove perticular element from a given list for all occurancers</text:p>
        </text:list-item>
        <text:list-item>
          <text:p text:style-name="P17"><text:soft-page-break/>. take two lists keys, values and form a dictionary</text:p>
        </text:list-item>
        <text:list-item>
          <text:p text:style-name="P17">. delete more than one key value pair at a time.</text:p>
        </text:list-item>
        <text:list-item>
          <text:p text:style-name="P17">.s="python program" <text:s/>output: python marporp.</text:p>
        </text:list-item>
        <text:list-item>
          <text:p text:style-name="P17">.Use any api service using requests module and parse the data</text:p>
        </text:list-item>
        <text:list-item>
          <text:p text:style-name="P17">.Write a serivces to provide the data there in the database to the clients</text:p>
        </text:list-item>
        <text:list-item>
          <text:p text:style-name="P17">.Write a services to create, delete and modify the data which is there in the database.</text:p>
        </text:list-item>
        <text:list-item>
          <text:p text:style-name="P17">Write a own_split(data=data,delimeter='\n',keepdelimeter=False) method to keep the delimeter while splitting the data, if the developer pass keepdelimeter=True</text:p>
        </text:list-item>
        <text:list-item>
          <text:p text:style-name="P17">persons=[{'id':1,'name':"name1"},{'id':2,'name':'namme2'}]. write the pesons info in to file and read and iterate through the data</text:p>
        </text:list-item>
      </text:list>
      <text:p text:style-name="Standard"/>
      <text:list xml:id="list81524809570263" text:continue-numbering="true" text:style-name="WWNum3">
        <text:list-item>
          <text:p text:style-name="P17">Get the information from the system for every minute and show the freespace and used space in the RAM. and performance of the CPU.</text:p>
        </text:list-item>
      </text:list>
      <text:p text:style-name="Standard"/>
      <text:list xml:id="list81524804289539" text:continue-numbering="true" text:style-name="WWNum3">
        <text:list-item>
          <text:p text:style-name="P17">"[{'id': 1, 'name': 'name1'}, {'id': 2, 'name': 'name2'}]" the data is in the form of string. Conver this in to list of dictionaries</text:p>
        </text:list-item>
        <text:list-item>
          <text:p text:style-name="P17"><text:s/>Find the ram and cpu performance for every hour and draw a consolidated bar graph for every day.</text:p>
        </text:list-item>
        <text:list-item>
          <text:p text:style-name="P17"><text:s/>Take the data set of sutdents with total marks and add the rank,result, grade columns.</text:p>
        </text:list-item>
        <text:list-item>
          <text:p text:style-name="P17"><text:s/>Create customer table in any DBMS (sqlite3/mysql/postgres/oracle). write service and request program: request: sends the client id, service: based on client id the service need to send the client information.</text:p>
        </text:list-item>
        <text:list-item>
          <text:p text:style-name="P17">Given number is perfect number</text:p>
        </text:list-item>
        <text:list-item>
          <text:p text:style-name="P17">print first 100 prime numbers</text:p>
        </text:list-item>
        <text:list-item>
          <text:p text:style-name="P17">What is the biggest prime number in the given range</text:p>
        </text:list-item>
        <text:list-item>
          <text:p text:style-name="P17">check whether given number is armstrong number or not</text:p>
        </text:list-item>
        <text:list-item>
          <text:p text:style-name="P17">Find bigest armstrong number in a given range</text:p>
        </text:list-item>
        <text:list-item>
          <text:p text:style-name="P17">print first ten armstrong numbers</text:p>
        </text:list-item>
        <text:list-item>
          <text:p text:style-name="P17">WAP to reverse each word in the given sentence.</text:p>
        </text:list-item>
        <text:list-item>
          <text:p text:style-name="P17">WAP to find the duplicated words in the given sentence.</text:p>
        </text:list-item>
        <text:list-item>
          <text:p text:style-name="P17">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6968598293675587375" text:style-name="WWNum4">
        <text:list-item>
          <text:p text:style-name="P18">How to program to print first non repeated character from String?</text:p>
        </text:list-item>
      </text:list>
      <text:p text:style-name="Standard"><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81523727248765" text:continue-numbering="true" text:style-name="WWNum4">
        <text:list-item>
          <text:p text:style-name="P18">How to find all permutations of String? </text:p>
        </text:list-item>
      </text:list>
      <text:p text:style-name="Standard"><text:s text:c="6"/>for example, the if input is "xyz" then it should print "xyz", "yzx", "zxy", "xzy", "yxz", "zyx".</text:p>
      <text:p text:style-name="Standard"/>
      <text:list xml:id="list81524648484051" text:continue-numbering="true" text:style-name="WWNum4">
        <text:list-item>
          <text:p text:style-name="P18">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81524185789841" text:continue-numbering="true" text:style-name="WWNum4">
        <text:list-item>
          <text:p text:style-name="P18"><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81525166396849" text:continue-numbering="true" text:style-name="WWNum4">
        <text:list-item>
          <text:p text:style-name="P18">How <text:s/>to return highest occurred character in a String?</text:p>
        </text:list-item>
      </text:list>
      <text:p text:style-name="Standard"/>
      <text:p text:style-name="Standard"><text:s text:c="4"/>For example if input is "aaaaaaaaaaaaaaaaabbbbcddddeeeeee" it should return "a".</text:p>
      <text:list xml:id="list81523970527130" text:continue-numbering="true" text:style-name="WWNum4">
        <text:list-item>
          <text:p text:style-name="P18">How to sort String?</text:p>
        </text:list-item>
        <text:list-item>
          <text:p text:style-name="P18">Reverse this string 1+2*3-20. Note: 20 must be retained as is.</text:p>
        </text:list-item>
      </text:list>
      <text:p text:style-name="Standard"><text:s text:c="3"/><text:tab/> Expected output: 20-3*2+1</text:p>
      <text:list xml:id="list81523629257628" text:continue-numbering="true" text:style-name="WWNum4">
        <text:list-item>
          <text:p text:style-name="P18"><text:s/>Perform letft and right shift on strings.</text:p>
        </text:list-item>
        <text:list-item>
          <text:p text:style-name="P18"><text:s text:c="2"/>Reverse the words in string eg. 'The Sky is Blue'. </text:p>
        </text:list-item>
      </text:list>
      <text:p text:style-name="Standard"><text:s text:c="4"/>then print 'Blue is Sky The'.</text:p>
      <text:h text:style-name="Heading_20_1" text:outline-level="1">Socket</text:h>
      <text:list xml:id="list81524645643790" text:continue-numbering="true" text:style-name="WWNum4">
        <text:list-item>
          <text:p text:style-name="P18"><text:s/>WAP client/server program</text:p>
        </text:list-item>
      </text:list>
      <text:p text:style-name="Standard"><text:soft-page-break/><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9"><text:s text:c="4"/>need to use logging and exception, modular approach, functions</text:p>
      <text:p text:style-name="P12">MODULES:</text:p>
      <text:p text:style-name="P9">write four files: main.py(All processing, and menus), </text:p>
      <text:p text:style-name="P9"><text:tab/><text:tab/>sales.py(create_customer, create_sales_order), </text:p>
      <text:p text:style-name="P9"><text:tab/><text:tab/>pur.py(create_supplier, create_pur_order), </text:p>
      <text:p text:style-name="P9"><text:tab/><text:tab/>product.py(create_product, update_product, delete_product)</text:p>
      <text:p text:style-name="P9">Show menu to user:</text:p>
      <text:p text:style-name="P9"><text:tab/>1.sales</text:p>
      <text:p text:style-name="P9"><text:tab/>2.pur</text:p>
      <text:p text:style-name="P9"><text:tab/>3.product</text:p>
      <text:p text:style-name="P9">Enter an option:</text:p>
      <text:p text:style-name="P9"><text:tab/>If the user enters 1 then show the below menu:</text:p>
      <text:p text:style-name="P9"><text:tab/><text:tab/>sales menu:</text:p>
      <text:p text:style-name="P9"><text:tab/><text:tab/><text:tab/>a.create customer</text:p>
      <text:p text:style-name="P9"><text:tab/><text:tab/><text:tab/>b.create sales order</text:p>
      <text:p text:style-name="P9"><text:tab/><text:tab/>Enter an option: </text:p>
      <text:p text:style-name="P9"><text:tab/><text:tab/><text:tab/>if the user enters a → call create_customer function in main.py</text:p>
      <text:p text:style-name="P9"><text:tab/><text:tab/><text:tab/>if the user enters b → call create_sales order function in main.py</text:p>
      <text:p text:style-name="P9">If the user enters 2 then show the below menu:</text:p>
      <text:p text:style-name="P9"><text:soft-page-break/><text:tab/><text:tab/>purchase menu:</text:p>
      <text:p text:style-name="P9"><text:tab/><text:tab/><text:tab/>a. create supplier</text:p>
      <text:p text:style-name="P9"><text:tab/><text:tab/><text:tab/>b. create purchase order</text:p>
      <text:p text:style-name="P9"><text:tab/><text:tab/>Enter an option: </text:p>
      <text:p text:style-name="P9"><text:tab/><text:tab/><text:tab/>if the user enters a → call create_supplier function in main.py</text:p>
      <text:p text:style-name="P9"><text:tab/><text:tab/><text:tab/>if the user enters b → call create_pur_order order function in <text:tab/><text:tab/><text:tab/>main.py</text:p>
      <text:p text:style-name="P9">If the user enters 3 then show the below menu:</text:p>
      <text:p text:style-name="P9"><text:tab/><text:tab/>product menu:</text:p>
      <text:p text:style-name="P9"><text:tab/><text:tab/><text:tab/>a. create product</text:p>
      <text:p text:style-name="P9"><text:tab/><text:tab/><text:tab/>b. update product</text:p>
      <text:p text:style-name="P9"><text:tab/><text:tab/><text:tab/>c. delete product</text:p>
      <text:p text:style-name="P9"/>
      <text:p text:style-name="P9"><text:tab/><text:tab/>Enter an option: </text:p>
      <text:p text:style-name="P9"><text:tab/><text:tab/><text:tab/>if the user enters a → call create_product function in main.py</text:p>
      <text:p text:style-name="P9"><text:tab/><text:tab/><text:tab/>if the user enters b → call update_product function in <text:tab/><text:tab/><text:tab/><text:tab/><text:tab/>main.py</text:p>
      <text:p text:style-name="P9"><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09-27T08:15:23.245825906</dc:date>
    <meta:editing-cycles>64</meta:editing-cycles>
    <meta:editing-duration>P20DT53M18S</meta:editing-duration>
    <meta:generator>LibreOffice/5.2.2.2$Linux_X86_64 LibreOffice_project/20m0$Build-2</meta:generator>
    <meta:document-statistic meta:table-count="0" meta:image-count="0" meta:object-count="0" meta:page-count="15" meta:paragraph-count="360" meta:word-count="3658" meta:character-count="21971" meta:non-whitespace-character-count="181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